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2.2313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0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fo:language="en" fo:country="US" style:font-name-asian="Times New Roman" style:font-size-asian="8pt" style:font-name-complex="Times New Roman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2" style:family="paragraph" style:parent-style-name="Table_20_Contents_20__28_user_29_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Table_20_Contents_20__28_user_29_">
      <style:paragraph-properties fo:text-align="center" style:justify-single-word="false"/>
      <style:text-properties style:font-name="Arial" fo:font-size="8pt" fo:language="en" fo:country="US" fo:font-style="normal" style:font-size-asian="8pt" style:font-style-asian="normal" style:font-size-complex="8pt" style:font-style-complex="normal"/>
    </style:style>
    <style:style style:name="P3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1972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0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41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style:font-size-asian="8pt" style:font-size-complex="8pt"/>
    </style:style>
    <style:style style:name="P43" style:family="paragraph" style:parent-style-name="Стиль_20_Таблица_20_Центр_20__2b__20_Слева_3a__20__20_0_20_см_20_Выступ_3a__20__20_05_20_см">
      <style:paragraph-properties fo:line-height="100%" fo:text-align="center" style:justify-single-word="false">
        <style:tab-stops/>
      </style:paragraph-properties>
      <style:text-properties style:font-name="Arial" fo:font-size="8pt" style:font-size-asian="8pt" style:font-size-complex="8pt"/>
    </style:style>
    <style:style style:name="P44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fo:language="en" fo:country="US" style:font-name-asian="Times New Roman" style:font-size-asian="8pt" style:font-name-complex="Arial" style:font-size-complex="8pt"/>
    </style:style>
    <style:style style:name="P45" style:family="paragraph" style:parent-style-name="Стиль_20_Таблица_20_Центр_20__2b__20_Слева_3a__20__20_0_20_см_20_Выступ_3a__20__20_05_20_см">
      <style:text-properties fo:font-size="8pt" style:font-size-asian="8pt" style:font-size-complex="8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5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asian="Times New Roman" style:font-name-complex="Aria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bold" style:font-weight-asian="bold" style:font-name-complex="Arial" style:font-weight-complex="bold"/>
    </style:style>
    <style:style style:name="T17" style:family="text">
      <style:text-properties fo:language="en" fo:country="US" style:font-name-asian="Times New Roman"/>
    </style:style>
    <style:style style:name="T18" style:family="text">
      <style:text-properties fo:language="en" fo:country="US" style:font-name-asian="Times New Roman" style:font-name-complex="Times New Roman"/>
    </style:style>
    <style:style style:name="T19" style:family="text">
      <style:text-properties fo:language="en" fo:country="US" style:font-name-asian="Times New Roman" style:font-name-complex="Ari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super 58%" fo:language="ru" fo:country="RU" fo:font-style="normal" style:font-style-asian="normal" style:font-style-complex="normal"/>
    </style:style>
    <style:style style:name="T25" style:family="text">
      <style:text-properties style:text-position="super 58%" fo:language="en" fo:country="US" style:font-name-asian="Times New Roman" style:font-name-complex="Arial"/>
    </style:style>
    <style:style style:name="T26" style:family="text">
      <style:text-properties style:text-position="super 58%" style:font-name="Arial" fo:language="en" fo:country="US" style:font-name-asian="Times New Roman" style:font-name-complex="Arial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text-position="sub 58%" fo:language="ru" fo:country="RU"/>
    </style:style>
    <style:style style:name="T30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normal" style:font-style-asian="normal" style:font-style-complex="normal"/>
    </style:style>
    <style:style style:name="T33" style:family="text">
      <style:text-properties fo:language="ru" fo:country="RU" style:text-underline-style="none" fo:font-weight="bold" style:font-weight-asian="bold"/>
    </style:style>
    <style:style style:name="T34" style:family="text">
      <style:text-properties fo:language="ru" fo:country="RU" style:font-name-asian="Times New Roman" style:font-name-complex="Times New Roman"/>
    </style:style>
    <style:style style:name="T3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6" style:family="text">
      <style:text-properties style:use-window-font-color="true" style:font-name="Arial" fo:font-size="6pt" fo:language="en" fo:country="US" fo:font-weight="bold" style:font-name-asian="Arial" style:font-size-asian="6pt" style:font-weight-asian="bold" style:font-name-complex="Arial" style:font-size-complex="6pt" style:font-weight-complex="bold"/>
    </style:style>
    <style:style style:name="T37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8" style:family="text">
      <style:text-properties style:font-name-complex="Arial"/>
    </style:style>
    <style:style style:name="T39" style:family="text">
      <style:text-properties style:text-position="0% 100%" fo:language="en" fo:country="US" style:font-name-complex="Arial"/>
    </style:style>
    <style:style style:name="T40" style:family="text">
      <style:text-properties style:text-position="0% 100%" fo:language="en" fo:country="US" style:font-name-asian="Times New Roman" style:font-name-complex="Ari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fo:color="#222222" style:text-position="0% 100%" fo:language="en" fo:country="US" style:font-name-complex="Arial"/>
    </style:style>
    <style:style style:name="T44" style:family="text">
      <style:text-properties fo:color="#222222" style:text-position="31% 100%" fo:language="en" fo:country="US" style:font-name-asian="Times New Roman" style:font-name-complex="Arial"/>
    </style:style>
    <style:style style:name="T45" style:family="text">
      <style:text-properties fo:color="#222222" style:text-position="super 58%" fo:language="en" fo:country="US" style:font-name-complex="Arial"/>
    </style:style>
    <style:style style:name="T46" style:family="text">
      <style:text-properties fo:color="#222222" fo:language="en" fo:country="US" style:font-name-asian="Times New Roman" style:font-name-complex="Arial"/>
    </style:style>
    <style:style style:name="T47" style:family="text">
      <style:text-properties style:text-underline-style="none" fo:font-weight="bold" style:font-weight-asian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name-complex="Arial" style:font-weight-complex="bold"/>
    </style:style>
    <style:style style:name="T50" style:family="text">
      <style:text-properties style:font-name-asian="Times New Roman"/>
    </style:style>
    <style:style style:name="T5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/text:p>
      <text:p text:style-name="P29"><text:span text:style-name="T35">AT2327 Alarm Dosimeter</text:span><text:span text:style-name="T11"><text:tab/></text:span><text:span text:style-name="T9">Date of calibration: </text:span><text:span text:style-name="T8">$date</text:span></text:p>
      <text:p text:style-name="P8"/>
      <text:p text:style-name="Standard"><text:span text:style-name="T8">SN</text:span><text:span text:style-name="T4">: </text:span><text:span text:style-name="T5">$serial</text:span></text:p>
      <text:p text:style-name="P14"/>
      <text:p text:style-name="P13"><text:span text:style-name="T8">Type</text:span><text:span text:style-name="T9">: </text:span><text:span text:style-name="T6">BDKN-05</text:span><text:span text:style-name="T7"> detection unit</text:span></text:p>
      <text:p text:style-name="P16"/>
      <text:p text:style-name="P3"><text:span text:style-name="T41">Sensitivity to Pu-</text:span><text:span text:style-name="T42">α</text:span><text:span text:style-name="T41">-Be neutron source radiation:<text:tab/></text:span><text:tab/><text:span text:style-name="T48">≥8 impulses·cm</text:span><text:span text:style-name="T22">2</text:span><text:span text:style-name="T48">/neutron</text:span></text:p>
      <text:p text:style-name="P7"/>
      <text:p text:style-name="P3"><text:span text:style-name="T41">Measurement error:</text:span> <text:tab/><text:tab/><text:tab/><text:tab/><text:tab/><text:span text:style-name="T47">±</text:span><text:span text:style-name="T33">20</text:span><text:span text:style-name="T47">%</text:span></text:p>
      <text:p text:style-name="P15"/>
      <text:p text:style-name="P4">Operating conditions:</text:p>
      <text:list xml:id="list419925788046962279" text:style-name="L1">
        <text:list-item>
          <text:p text:style-name="P46"><text:span text:style-name="T15">Air temperature<text:tab/></text:span><text:span text:style-name="T38"><text:tab/><text:tab/></text:span><text:span text:style-name="T49"><text:tab/>+</text:span><text:span text:style-name="T16">$temp</text:span><text:span text:style-name="T49"> °</text:span><text:span text:style-name="T16">C</text:span></text:p>
        </text:list-item>
        <text:list-item>
          <text:p text:style-name="P46"><text:span text:style-name="T15">Atmospheric pressure<text:tab/><text:tab/><text:tab/></text:span><text:span text:style-name="T16"><text:tab/>98,5 kPa</text:span></text:p>
        </text:list-item>
        <text:list-item>
          <text:p text:style-name="P46"><text:span text:style-name="T15">Relative humidity<text:tab/><text:tab/><text:tab/></text:span><text:span text:style-name="T16"><text:tab/>$vlag %</text:span></text:p>
        </text:list-item>
        <text:list-item>
          <text:p text:style-name="P47">Gamma radiation background<text:tab/><text:tab/><text:span text:style-name="T48"><text:tab/>$bground <text:s/>nSv/h</text:span></text:p>
        </text:list-item>
      </text:list>
      <text:p text:style-name="P25"><text:span text:style-name="Знак_20_примечания"><text:span text:style-name="T36"/></text:span></text:p>
      <text:p text:style-name="P26">Calibration means:</text:p>
      <text:list xml:id="list30588810" text:continue-numbering="true" text:style-name="L1">
        <text:list-item>
          <text:p text:style-name="P48">$eng_facility_140;·</text:p>
          <text:p text:style-name="P49"><text:span text:style-name="Знак_20_примечания"><text:span text:style-name="T10"/></text:span></text:p>
        </text:list-item>
      </text:list>
      <text:p text:style-name="P5"/>
      <text:p text:style-name="P6">Calibration data</text:p>
      <text:p text:style-name="P36"><text:span text:style-name="T12">a</text:span>)<text:tab/><text:span text:style-name="T17">Intrinsic background level of spectrometer with neutron radiation detection unit</text:span></text:p>
      <text:p text:style-name="P35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45"><text:span text:style-name="T2">Intrinsic background level, s</text:span><text:span text:style-name="T26">-1</text:span></text:p>
          </table:table-cell>
          <table:covered-table-cell/>
          <table:table-cell table:style-name="t1.C2" table:number-rows-spanned="2" office:value-type="string">
            <text:p text:style-name="P42"><text:span text:style-name="T39">Maximum </text:span><text:span text:style-name="T40">background level, s</text:span><text:span text:style-name="T25">-1</text:span></text:p>
          </table:table-cell>
        </table:table-row>
        <table:table-row>
          <table:table-cell table:style-name="t1.A3" office:value-type="string">
            <text:p text:style-name="P12"><text:span text:style-name="T12">Readings</text:span> <text:span text:style-name="T12">at check point</text:span></text:p>
          </table:table-cell>
          <table:table-cell table:style-name="t1.B3" office:value-type="string">
            <text:p text:style-name="P32"><text:span text:style-name="T21">Average value </text:span><text:span text:style-name="T13">n</text:span><text:span text:style-name="T29">ф</text:span></text:p>
          </table:table-cell>
          <table:covered-table-cell/>
        </table:table-row>
        <table:table-row>
          <table:table-cell table:style-name="t1.A3" office:value-type="string">
            <text:p text:style-name="P9">$1-10</text:p>
          </table:table-cell>
          <table:table-cell table:style-name="t1.B4" table:number-rows-spanned="3" office:value-type="string">
            <text:p text:style-name="P9">$1-20</text:p>
          </table:table-cell>
          <table:table-cell table:style-name="t1.C4" table:number-rows-spanned="3" office:value-type="string">
            <text:p text:style-name="P32">0,23</text:p>
          </table:table-cell>
        </table:table-row>
        <table:table-row>
          <table:table-cell table:style-name="t1.A3" office:value-type="string">
            <text:p text:style-name="P9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9">$1-12</text:p>
          </table:table-cell>
          <table:covered-table-cell/>
          <table:covered-table-cell/>
        </table:table-row>
      </table:table>
      <text:p text:style-name="P41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38">b)<text:tab/><text:span text:style-name="T50">Sensitivity to neutron radiation </text:span></text:p>
            <text:p text:style-name="P37"/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18">Flux</text:p>
            <text:p text:style-name="P17"><text:span text:style-name="T18">density</text:span><text:span text:style-name="T34"> </text:span><text:span text:style-name="T18">at check point </text:span><text:span text:style-name="T37">φ</text:span><text:span text:style-name="T30">0</text:span><text:span text:style-name="T28">i</text:span><text:span text:style-name="T34"> ,<text:line-break/></text:span><text:span text:style-name="T14">s</text:span><text:span text:style-name="T23">-1</text:span><text:span text:style-name="T37">·</text:span><text:span text:style-name="T14">cm</text:span><text:span text:style-name="T23">-2</text:span></text:p>
          </table:table-cell>
          <table:table-cell table:style-name="tf1.B2" office:value-type="string">
            <text:p text:style-name="P39">Radiation source <text:s/>number</text:p>
          </table:table-cell>
          <table:table-cell table:style-name="tf1.B2" office:value-type="string">
            <text:p text:style-name="P27"><text:span text:style-name="T12">Distance to source</text:span>, </text:p>
            <text:p text:style-name="P28">R, сm</text:p>
          </table:table-cell>
          <table:table-cell table:style-name="tf1.B2" office:value-type="string">
            <text:p text:style-name="P32"><text:span text:style-name="T12">V</text:span><text:span text:style-name="T51">alue of coefficient</text:span><text:span text:style-name="T31"> К</text:span> <text:span text:style-name="T12">b(r</text:span><text:span text:style-name="T27">0</text:span><text:span text:style-name="T12">)</text:span></text:p>
          </table:table-cell>
          <table:table-cell table:style-name="tf1.B2" office:value-type="string">
            <text:p text:style-name="P32"><text:span text:style-name="T12">V</text:span><text:span text:style-name="T51">alue of coefficient</text:span> <text:span text:style-name="T31">К</text:span></text:p>
          </table:table-cell>
          <table:table-cell table:style-name="tf1.B2" office:value-type="string">
            <text:p text:style-name="P32"><text:span text:style-name="T12">Measurement at check point</text:span>, <text:span text:style-name="T13">N, </text:span><text:span text:style-name="T32">с</text:span><text:span text:style-name="T24">-1</text:span></text:p>
          </table:table-cell>
          <table:table-cell table:style-name="tf1.B2" office:value-type="string">
            <text:p text:style-name="P34">Average value,</text:p>
            <text:p text:style-name="P32"><text:span text:style-name="T13">N, </text:span><text:span text:style-name="T32">с</text:span><text:span text:style-name="T24">-1</text:span></text:p>
          </table:table-cell>
          <table:table-cell table:style-name="tf1.B2" office:value-type="string">
            <text:p text:style-name="P10">Sensitivity</text:p>
            <text:p text:style-name="P43"><text:span text:style-name="T19">in the direct beam Pu-Be neutron source, </text:span><text:span text:style-name="T46">impulses·cm</text:span><text:span text:style-name="T44">2</text:span><text:span text:style-name="T46">/neutron</text:span></text:p>
          </table:table-cell>
          <table:table-cell table:style-name="tf1.I2" office:value-type="string">
            <text:p text:style-name="P11"><text:span text:style-name="T39">Minimal detectable sensitivity, </text:span><text:span text:style-name="T43">impulses·cm</text:span><text:span text:style-name="T45">2</text:span><text:span text:style-name="T43">/neutron</text:span></text:p>
          </table:table-cell>
        </table:table-row>
        <table:table-row>
          <table:table-cell table:style-name="tf1.A3" table:number-rows-spanned="3" office:value-type="string">
            <text:p text:style-name="P44">Background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B3" office:value-type="string">
            <text:p text:style-name="P9">$1-30</text:p>
          </table:table-cell>
          <table:table-cell table:style-name="tf1.B3" table:number-rows-spanned="3" office:value-type="string">
            <text:p text:style-name="P9">$1-40</text:p>
          </table:table-cell>
          <table:table-cell table:style-name="tf1.B3" table:number-rows-spanned="3" office:value-type="string">
            <text:p text:style-name="P33">–</text:p>
          </table:table-cell>
          <table:table-cell table:style-name="tf1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9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9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32">2,5 – 500</text:p>
          </table:table-cell>
          <table:table-cell table:style-name="tf1.B6" table:number-rows-spanned="3" office:value-type="string">
            <text:p text:style-name="P33">10</text:p>
          </table:table-cell>
          <table:table-cell table:style-name="tf1.B6" table:number-rows-spanned="3" office:value-type="string">
            <text:p text:style-name="P33">100</text:p>
          </table:table-cell>
          <table:table-cell table:style-name="tf1.B6" table:number-rows-spanned="3" office:value-type="string">
            <text:p text:style-name="P33">0,866</text:p>
          </table:table-cell>
          <table:table-cell table:style-name="tf1.B6" table:number-rows-spanned="3" office:value-type="string">
            <text:p text:style-name="P33">0,785</text:p>
          </table:table-cell>
          <table:table-cell table:style-name="tf1.B3" office:value-type="string">
            <text:p text:style-name="P9">$1-50</text:p>
          </table:table-cell>
          <table:table-cell table:style-name="tf1.B6" table:number-rows-spanned="3" office:value-type="string">
            <text:p text:style-name="P9">$1-60</text:p>
          </table:table-cell>
          <table:table-cell table:style-name="tf1.B6" table:number-rows-spanned="3" office:value-type="string">
            <text:p text:style-name="P9">$1-70</text:p>
          </table:table-cell>
          <table:table-cell table:style-name="tf1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9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9">$1-52</text:p>
          </table:table-cell>
          <table:covered-table-cell/>
          <table:covered-table-cell/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Стиль_20_Таблица_20_Центр_20__2b__20_Слева_3a__20__20_0_20_см_20_Выступ_3a__20__20_05_20_см" style:display-name="Стиль Таблица Центр + Слева:  0 см Выступ:  05 см" style:family="paragraph" style:parent-style-name="Standard" style:list-style-name="">
      <style:paragraph-properties fo:margin-left="0in" fo:margin-right="0in" fo:text-align="center" style:justify-single-word="false" fo:keep-together="always" fo:text-indent="0in" style:auto-text-indent="false" fo:keep-with-next="always"/>
      <style:text-properties style:font-name="Verdana" style:font-name-asian="MS Mincho" style:font-name-complex="Verdana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2-01T10:36:03.54</dc:date>
    <meta:print-date>2019-04-03T15:18:00</meta:print-date>
    <meta:editing-cycles>158</meta:editing-cycles>
    <meta:editing-duration>PT11H53M7S</meta:editing-duration>
    <meta:generator>OpenOffice/4.1.6$Win32 OpenOffice.org_project/416m1$Build-9790</meta:generator>
    <meta:document-statistic meta:table-count="3" meta:image-count="1" meta:object-count="0" meta:page-count="1" meta:paragraph-count="72" meta:word-count="184" meta:character-count="1309"/>
  </office:meta>
</office:document-meta>
</file>